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hora sí estamos en el punto clave:<text:line-break/>no te falta talento —te falta <text:span text:style-name="Strong_20_Emphasis">ver la estructura invisible</text:span> que hace que esas frases funcionen.</text:p>
      <text:p text:style-name="Text_20_body">Voy a desmontarlo contigo sin magia.</text:p>
      <text:p text:style-name="Horizontal_20_Line"/>
      <text:h text:style-name="Heading_20_1" text:outline-level="1">🧠 El “truco” (no es inspiración, es arquitectura)</text:h>
      <text:p text:style-name="Text_20_body">Cada una de esas frases funciona porque sigue este patrón:</text:p>
      <text:h text:style-name="Heading_20_2" text:outline-level="2">1. Afirmación incompleta</text:h>
      <text:h text:style-name="Heading_20_2" text:outline-level="2">2. Giro o contradicción</text:h>
      <text:h text:style-name="Heading_20_2" text:outline-level="2">3. Apertura (algo que falta / peligro / precio)</text:h>
      <text:p text:style-name="Horizontal_20_Line"/>
      <text:h text:style-name="Heading_20_1" text:outline-level="1">🔍 Vamos a diseccionar una tuya</text:h>
      <text:h text:style-name="Heading_20_3" text:outline-level="3">Tu versión:</text:h>
      <text:p text:style-name="Quotations">Algo en su interior había despertado.<text:line-break/>Y no buscaba paz.<text:line-break/>Buscaba algo que el mundo nunca le había dado, respuestas…</text:p>
      <text:h text:style-name="Heading_20_3" text:outline-level="3">Problema:</text:h>
      <text:list xml:id="list2030761516" text:style-name="L1">
        <text:list-item>
          <text:p text:style-name="P1">Explicas demasiado (“respuestas”)</text:p>
        </text:list-item>
        <text:list-item>
          <text:p text:style-name="P1">Cierras la frase → no deja eco</text:p>
        </text:list-item>
      </text:list>
      <text:p text:style-name="Horizontal_20_Line"/>
      <text:h text:style-name="Heading_20_3" text:outline-level="3">Versión corregida (mismo contenido, mejor estructura):</text:h>
      <text:p text:style-name="Quotations">Algo en su interior había despertado.</text:p>
      <text:p text:style-name="Quotations">Y no buscaba paz…</text:p>
      <text:p text:style-name="Quotations">buscaba algo que el mundo nunca le había dado.</text:p>
      <text:p text:style-name="Text_20_body"><text:soft-page-break/>👉 Eliminamos “respuestas”<text:line-break/>👉 Ahora el lector completa el vacío</text:p>
      <text:p text:style-name="Horizontal_20_Line"/>
      <text:h text:style-name="Heading_20_1" text:outline-level="1">🔍 Ejemplo 2 (tu texto)</text:h>
      <text:p text:style-name="Quotations">Decían que la verdad estaba más allá del horizonte.<text:line-break/>Pero nadie hablaba de lo que había que dejar atrás para alcanzarla.</text:p>
      <text:p text:style-name="Text_20_body">Esto ya está MUY cerca. Solo necesita tensión extra:</text:p>
      <text:p text:style-name="Horizontal_20_Line"/>
      <text:h text:style-name="Heading_20_3" text:outline-level="3">Versión refinada:</text:h>
      <text:p text:style-name="Quotations">Decían que la verdad estaba más allá del horizonte.</text:p>
      <text:p text:style-name="Quotations">Pero nadie hablaba de lo que tendrías que dejar atrás…<text:line-break/>para alcanzarla.</text:p>
      <text:p text:style-name="Text_20_body">👉 “tendrías” → mete al lector dentro<text:line-break/>👉 pausa antes del golpe final</text:p>
      <text:p text:style-name="Horizontal_20_Line"/>
      <text:h text:style-name="Heading_20_1" text:outline-level="1">🔍 Ejemplo 3 (el problema más común)</text:h>
      <text:p text:style-name="Quotations">La verdad no estaba oculta. No.<text:line-break/>Estaba esperando… en algún lugar.</text:p>
      <text:h text:style-name="Heading_20_3" text:outline-level="3">Problema:</text:h>
      <text:list xml:id="list3693277527" text:style-name="L2">
        <text:list-item>
          <text:p text:style-name="P2">“en algún lugar” mata el misterio</text:p>
        </text:list-item>
        <text:list-item>
          <text:p text:style-name="P2">es demasiado genérico</text:p>
        </text:list-item>
      </text:list>
      <text:p text:style-name="Horizontal_20_Line"/>
      <text:h text:style-name="Heading_20_3" text:outline-level="3">Versión potente:</text:h>
      <text:p text:style-name="Quotations">La verdad no estaba oculta.</text:p>
      <text:p text:style-name="Quotations">Estaba esperando…</text:p>
      <text:p text:style-name="Quotations">más allá de lo que estaba dispuesta a perder.</text:p>
      <text:p text:style-name="Text_20_body">👉 Ahora hay precio → tensión → historia</text:p>
      <text:p text:style-name="Horizontal_20_Line"/>
      <text:h text:style-name="Heading_20_1" text:outline-level="1"><text:soft-page-break/>🔍 Ejemplo 4 (preguntas)</text:h>
      <text:p text:style-name="Quotations">¿Qué es la vida…<text:line-break/>y por qué sentía que no estaba destinada a entenderla…<text:line-break/>sino a atravesarla?</text:p>
      <text:p text:style-name="Text_20_body">Esto está bien, pero podemos afilarlo:</text:p>
      <text:p text:style-name="Horizontal_20_Line"/>
      <text:h text:style-name="Heading_20_3" text:outline-level="3">Versión refinada:</text:h>
      <text:p text:style-name="Quotations">¿Qué es la vida…</text:p>
      <text:p text:style-name="Quotations">cuando deja de ser algo que entiendes…<text:line-break/>y empieza a ser algo que te atraviesa?</text:p>
      <text:p text:style-name="Text_20_body">👉 Menos explicación<text:line-break/>👉 más impacto físico/emocional</text:p>
      <text:p text:style-name="Horizontal_20_Line"/>
      <text:h text:style-name="Heading_20_1" text:outline-level="1">⚙️ Ahora el método claro (para que puedas replicarlo)</text:h>
      <text:p text:style-name="Text_20_body">Cuando escribas, usa esta fórmula:</text:p>
      <text:p text:style-name="Horizontal_20_Line"/>
      <text:h text:style-name="Heading_20_2" text:outline-level="2">✍️ Fórmula práctica</text:h>
      <text:h text:style-name="Heading_20_3" text:outline-level="3">Paso 1 — Escribe la idea (sin filtro)</text:h>
      <text:p text:style-name="Text_20_body">Ej:</text:p>
      <text:p text:style-name="Quotations">quiere respuestas sobre la vida</text:p>
      <text:p text:style-name="Horizontal_20_Line"/>
      <text:h text:style-name="Heading_20_3" text:outline-level="3">Paso 2 — Transfórmala en imagen/tensión</text:h>
      <text:p text:style-name="Quotations">algo en su interior busca algo que no tiene</text:p>
      <text:p text:style-name="Horizontal_20_Line"/>
      <text:h text:style-name="Heading_20_3" text:outline-level="3">Paso 3 — Divide en capas</text:h>
      <text:list xml:id="list1312369568" text:style-name="L3">
        <text:list-item>
          <text:p text:style-name="P3">línea 1 → estado</text:p>
        </text:list-item>
        <text:list-item>
          <text:p text:style-name="P3"><text:soft-page-break/>línea 2 → negación o giro</text:p>
        </text:list-item>
        <text:list-item>
          <text:p text:style-name="P3">línea 3 → apertura</text:p>
        </text:list-item>
      </text:list>
      <text:p text:style-name="Horizontal_20_Line"/>
      <text:h text:style-name="Heading_20_3" text:outline-level="3">Paso 4 — Elimina lo obvio</text:h>
      <text:p text:style-name="Text_20_body">❌ respuestas<text:line-break/>❌ conocimiento<text:line-break/>❌ verdad (si no aporta algo nuevo)</text:p>
      <text:p text:style-name="Horizontal_20_Line"/>
      <text:h text:style-name="Heading_20_3" text:outline-level="3">Paso 5 — Añade precio o peligro</text:h>
      <text:p text:style-name="Text_20_body">👉 siempre pregunta:<text:line-break/><text:span text:style-name="Strong_20_Emphasis">¿qué cuesta esto?</text:span></text:p>
      <text:p text:style-name="Horizontal_20_Line"/>
      <text:h text:style-name="Heading_20_1" text:outline-level="1">🔥 Ejercicio contigo (muy importante)</text:h>
      <text:p text:style-name="Text_20_body">Voy a darte una base, tú la completas mentalmente:</text:p>
      <text:p text:style-name="Horizontal_20_Line"/>
      <text:p text:style-name="Text_20_body">Base:</text:p>
      <text:p text:style-name="Quotations">Algo en su interior no encontraba reposo.</text:p>
      <text:p text:style-name="Text_20_body">Ahora aplícale el sistema:</text:p>
      <text:list xml:id="list2412712165" text:style-name="L4">
        <text:list-item>
          <text:p text:style-name="P4">niega algo esperado</text:p>
        </text:list-item>
        <text:list-item>
          <text:p text:style-name="P4">añade tensión</text:p>
        </text:list-item>
        <text:list-item>
          <text:p text:style-name="P4">deja algo abierto</text:p>
        </text:list-item>
      </text:list>
      <text:p text:style-name="Horizontal_20_Line"/>
      <text:p text:style-name="Text_20_body">Resultado posible:</text:p>
      <text:p text:style-name="Quotations">Algo en su interior no encontraba reposo.</text:p>
      <text:p text:style-name="Quotations">Y empezaba a sospechar…<text:line-break/>que no había venido a encontrarlo.</text:p>
      <text:p text:style-name="Horizontal_20_Line"/>
      <text:h text:style-name="Heading_20_1" text:outline-level="1"><text:soft-page-break/>🚀 Conclusión clara</text:h>
      <text:p text:style-name="Text_20_body">No estás fallando en escribir.<text:line-break/>Estás <text:span text:style-name="Strong_20_Emphasis">explicando demasiado pronto</text:span>.</text:p>
      <text:p text:style-name="Text_20_body">El truco real es:</text:p>
      <text:p text:style-name="Text_20_body">👉 quitar la última palabra<text:line-break/>👉 quitar la explicación<text:line-break/>👉 dejar el vacío</text:p>
      <text:p text:style-name="Horizontal_20_Line"/>
      <text:p text:style-name="Text_20_body">Si quieres, en el siguiente paso hacemos esto juntos en tiempo real:</text:p>
      <text:p text:style-name="Text_20_body">👉 tú escribes 2–3 frases<text:line-break/>👉 yo las ajusto contigo<text:line-break/>👉 hasta que veas exactamente cómo se construyen</text:p>
      <text:p text:style-name="Text_20_body">Ahí es donde haces el click definitiv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11T10:26:30.330000000</meta:creation-date>
    <dc:date>2026-04-11T10:26:53</dc:date>
    <meta:editing-duration>PT22S</meta:editing-duration>
    <meta:editing-cycles>1</meta:editing-cycles>
    <meta:document-statistic meta:table-count="0" meta:image-count="0" meta:object-count="0" meta:page-count="5" meta:paragraph-count="76" meta:word-count="538" meta:character-count="3024" meta:non-whitespace-character-count="2568"/>
    <meta:generator>LibreOffice/7.3.5.2$Windows_X86_64 LibreOffice_project/184fe81b8c8c30d8b5082578aee2fed2ea847c01</meta:generator>
  </office:meta>
</office:document-meta>
</file>